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8021" officeooo:paragraph-rsid="00178021"/>
    </style:style>
    <style:style style:name="P2" style:family="paragraph" style:parent-style-name="Standard">
      <style:text-properties officeooo:rsid="0018ea6c" officeooo:paragraph-rsid="0018ea6c"/>
    </style:style>
    <style:style style:name="P3" style:family="paragraph" style:parent-style-name="Standard">
      <style:text-properties officeooo:rsid="0019ae1e" officeooo:paragraph-rsid="0019ae1e"/>
    </style:style>
    <style:style style:name="P4" style:family="paragraph" style:parent-style-name="Standard">
      <style:text-properties officeooo:rsid="001b1e79" officeooo:paragraph-rsid="001b1e79"/>
    </style:style>
    <style:style style:name="P5" style:family="paragraph" style:parent-style-name="Standard">
      <style:text-properties officeooo:rsid="001cfcae" officeooo:paragraph-rsid="001cfcae"/>
    </style:style>
    <style:style style:name="P6" style:family="paragraph" style:parent-style-name="Standard">
      <style:paragraph-properties fo:text-align="center" style:justify-single-word="false"/>
      <style:text-properties fo:font-size="16pt" officeooo:rsid="00178021" officeooo:paragraph-rsid="00178021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8ea6c" officeooo:paragraph-rsid="0018ea6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9ae1e" officeooo:paragraph-rsid="0019ae1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0d50d" officeooo:paragraph-rsid="0020d50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1804a" officeooo:paragraph-rsid="0021804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19ae1e" officeooo:paragraph-rsid="0019ae1e"/>
    </style:style>
    <style:style style:name="P12" style:family="paragraph" style:parent-style-name="Standard">
      <style:text-properties officeooo:rsid="0019ae1e" officeooo:paragraph-rsid="0019ae1e"/>
    </style:style>
    <style:style style:name="P13" style:family="paragraph" style:parent-style-name="Standard">
      <style:text-properties officeooo:rsid="001cfcae" officeooo:paragraph-rsid="001cfcae"/>
    </style:style>
    <style:style style:name="P14" style:family="paragraph" style:parent-style-name="Standard">
      <style:paragraph-properties fo:text-align="center" style:justify-single-word="false"/>
      <style:text-properties officeooo:rsid="0021a34b" officeooo:paragraph-rsid="0021a34b"/>
    </style:style>
    <style:style style:name="P15" style:family="paragraph" style:parent-style-name="Standard">
      <style:text-properties officeooo:rsid="00223819" officeooo:paragraph-rsid="00223819"/>
    </style:style>
    <style:style style:name="P16" style:family="paragraph" style:parent-style-name="Standard">
      <style:paragraph-properties fo:text-align="center" style:justify-single-word="false"/>
      <style:text-properties officeooo:rsid="0023d549" officeooo:paragraph-rsid="0023d549"/>
    </style:style>
    <style:style style:name="T1" style:family="text">
      <style:text-properties officeooo:rsid="0020d50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C970/MO644 – Programação Paralela</text:p>
      <text:p text:style-name="P6"/>
      <text:p text:style-name="P6">Professor: Guido Araujo</text:p>
      <text:p text:style-name="P6"/>
      <text:p text:style-name="P6">Monitor: Leandro Zanotto</text:p>
      <text:p text:style-name="P1"/>
      <text:p text:style-name="P1"/>
      <text:p text:style-name="P7">Histograma em GPU</text:p>
      <text:p text:style-name="P2"/>
      <text:p text:style-name="P2"/>
      <text:p text:style-name="P2">Neste laboratório, iremos paralelizar o histograma utilizando GPU da Nvidia com CUDA.</text:p>
      <text:p text:style-name="P2"/>
      <text:p text:style-name="P2"/>
      <text:p text:style-name="P8">Enunciado</text:p>
      <text:p text:style-name="P3"/>
      <text:p text:style-name="P11">Para paralelizar o Histograma, deve-se utilizar CUDA C. <text:s/>Será fornecido um programa serial onde se deve paralelizá-lo criando o Kernel que será executado na GPU. Os inputs consistem em 3 imagens com as seguintes resoluções 720p, 1080p e 4k no formato PPM. Este formato será usado para facilitar a codificação. O histograma sera feito nos 3 canais RGB fornecendo como saída <text:span text:style-name="T1">1</text:span> veto<text:span text:style-name="T1">r com 64 posições.</text:span> </text:p>
      <text:p text:style-name="P3"/>
      <text:p text:style-name="P9">Submissão</text:p>
      <text:p text:style-name="P9"/>
      <text:p text:style-name="P5">O código será submetido no Susy juntamente com o arquivos com os vetores contendo os 3 vetores <text:span text:style-name="T1">um para cada output</text:span>. Para saber se o resultado está correto é só comparar com o serial. Coloque tudo em um arquivo zip.</text:p>
      <text:p text:style-name="P5"/>
      <text:p text:style-name="P15">Utilize como base o programa de adição de vetores que está no site da monitoria</text:p>
      <text:p text:style-name="P5"/>
      <text:p text:style-name="P5"/>
      <text:p text:style-name="P10">Compilação</text:p>
      <text:p text:style-name="P5"/>
      <text:p text:style-name="P14">nvcc histograma.cu -o histograma</text:p>
      <text:p text:style-name="P14"/>
      <text:p text:style-name="P16"><text:span text:style-name="T2">Referência</text:span> </text:p>
      <text:p text:style-name="P16"/>
      <text:p text:style-name="P16"><text:a xlink:type="simple" xlink:href="http://developer.download.nvidia.com/compute/cuda/1.1-Beta/x86_website/projects/histogram64/doc/histogram.pdf">http://developer.download.nvidia.com/compute/cuda/1.1-Beta/x86_website/projects/histogram64/doc/histogram.pdf</text:a></text:p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9:28:59.348000000</meta:creation-date>
    <meta:generator>LibreOffice/4.2.8.2$Linux_X86_64 LibreOffice_project/420m0$Build-2</meta:generator>
    <dc:date>2015-05-13T14:05:07.039902936</dc:date>
    <meta:editing-duration>PT14M54S</meta:editing-duration>
    <meta:editing-cycles>8</meta:editing-cycles>
    <meta:document-statistic meta:table-count="0" meta:image-count="0" meta:object-count="0" meta:page-count="1" meta:paragraph-count="14" meta:word-count="154" meta:character-count="1054" meta:non-whitespace-character-count="910"/>
  </office:meta>
</office:document-meta>
</file>